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4617b" draw:stroke-linejoin="miter" svg:stroke-linecap="butt" draw:fill="none" fo:padding-top="0.008cm" fo:padding-bottom="0.008cm" fo:padding-left="0.008cm" fo:padding-right="0.008cm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ccecf8" loext:decorative="false"/>
    </style:style>
    <style:style style:name="gr5" style:family="graphic" style:parent-style-name="standard">
      <style:graphic-properties draw:stroke="solid" svg:stroke-width="0.105cm" svg:stroke-color="#000000" draw:stroke-linejoin="miter" svg:stroke-linecap="butt" draw:fill="none" fo:padding-top="0.052cm" fo:padding-bottom="0.052cm" fo:padding-left="0.052cm" fo:padding-right="0.052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0.32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solid" svg:stroke-width="0.03cm" svg:stroke-color="#009dd9" draw:stroke-linejoin="round" svg:stroke-linecap="butt" draw:fill="solid" draw:fill-color="#99d8f0" fo:padding-top="0.015cm" fo:padding-bottom="0.015cm" fo:padding-left="0.015cm" fo:padding-right="0.015cm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38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6pt" style:font-size-asian="6pt" style:font-size-complex="6pt"/>
    </style:style>
    <style:style style:name="P4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5" style:family="paragraph">
      <loext:graphic-properties draw:fill="solid" draw:fill-color="#ccecf8"/>
    </style:style>
    <style:style style:name="P6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7" style:family="paragraph">
      <loext:graphic-properties draw:fill="solid" draw:fill-color="#99d8f0"/>
    </style:style>
    <style:style style:name="P8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T1" style:family="text">
      <style:text-properties fo:color="#000000" loext:opacity="100%" style:font-name="Arial" fo:font-size="6pt" fo:font-weight="bold" style:font-name-asian="Arial" style:font-size-asian="6pt" style:font-weight-asian="bold" style:font-name-complex="Arial" style:font-size-complex="6pt" style:font-weight-complex="bold"/>
    </style:style>
    <style:style style:name="T2" style:family="text">
      <style:text-properties fo:color="#000000" loext:opacity="100%" style:font-name="Arial" fo:font-size="7.90000009536743pt" fo:font-weight="normal" style:font-name-asian="Arial" style:font-size-asian="7.90000009536743pt" style:font-weight-asian="normal" style:font-name-complex="Arial" style:font-size-complex="7.90000009536743pt" style:font-weight-complex="normal"/>
    </style:style>
    <style:style style:name="T3" style:family="text">
      <style:text-properties fo:color="#000000" loext:opacity="100%" style:font-name="Arial" fo:font-size="9.10000038146973pt" fo:font-weight="normal" style:font-name-asian="Arial" style:font-size-asian="9.10000038146973pt" style:font-weight-asian="normal" style:font-name-complex="Arial" style:font-size-complex="9.10000038146973pt" style:font-weight-complex="normal"/>
    </style:style>
    <style:style style:name="T4" style:family="text">
      <style:text-properties fo:color="#4d4d4d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5" style:family="text">
      <style:text-properties fo:color="#4d4d4d" loext:opacity="100%" style:font-name="Arial" fo:font-size="11.1000003814697pt" fo:font-style="italic" fo:font-weight="normal" style:font-name-asian="Arial" style:font-size-asian="11.1000003814697pt" style:font-style-asian="italic" style:font-weight-asian="normal" style:font-name-complex="Arial" style:font-size-complex="11.1000003814697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9.686cm" svg:y1="25.702cm" svg:x2="1.905cm" svg:y2="25.702cm">
          <text:p/>
        </draw:line>
        <draw:line draw:style-name="gr1" draw:text-style-name="P1" draw:layer="layout" svg:x1="1.905cm" svg:y1="26.286cm" svg:x2="19.686cm" svg:y2="26.286cm">
          <text:p/>
        </draw:line>
        <draw:frame draw:style-name="gr2" draw:text-style-name="P3" draw:layer="layout" svg:width="0.211cm" svg:height="0.239cm" svg:x="2.16cm" svg:y="25.894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0.551cm" svg:height="0.314cm" svg:x="2.219cm" svg:y="25.833cm">
          <draw:text-box>
            <text:p text:style-name="P2"><text:span text:style-name="T2">410-961-9033 <text:s text:c="5"/>spiritpoint4U@gmail.com <text:s text:c="5"/>www.acupunctureinnorthgeorgia.com <text:s/></text:span></text:p>
          </draw:text-box>
        </draw:frame>
        <draw:polygon draw:style-name="gr4" draw:text-style-name="P5" draw:layer="layout" svg:width="17.78cm" svg:height="0.584cm" svg:x="1.763cm" svg:y="1.968cm" svg:viewBox="0 0 17781 585" draw:points="0,0 17781,0 17781,585 0,585">
          <text:p/>
        </draw:polygon>
        <draw:line draw:style-name="gr5" draw:text-style-name="P1" draw:layer="layout" svg:x1="19.543cm" svg:y1="1.968cm" svg:x2="1.763cm" svg:y2="1.968cm">
          <text:p/>
        </draw:line>
        <draw:line draw:style-name="gr1" draw:text-style-name="P1" draw:layer="layout" svg:x1="1.763cm" svg:y1="2.552cm" svg:x2="19.543cm" svg:y2="2.552cm">
          <text:p/>
        </draw:line>
        <draw:frame draw:style-name="gr6" draw:text-style-name="P6" draw:layer="layout" svg:width="0.321cm" svg:height="0.361cm" svg:x="12.874cm" svg:y="25.795cm">
          <draw:text-box>
            <text:p text:style-name="P2"><text:span text:style-name="T3"><text:s/></text:span></text:p>
          </draw:text-box>
        </draw:frame>
        <draw:polygon draw:style-name="gr4" draw:text-style-name="P5" draw:layer="layout" svg:width="17.78cm" svg:height="0.751cm" svg:x="1.763cm" svg:y="1.166cm" svg:viewBox="0 0 17781 752" draw:points="0,0 17781,0 17781,752 0,752">
          <text:p/>
        </draw:polygon>
        <draw:path draw:style-name="gr7" draw:text-style-name="P7" draw:layer="layout" svg:width="3.65cm" svg:height="0.314cm" svg:x="2.015cm" svg:y="1.452cm" svg:viewBox="0 0 3651 315" svg:d="M149 76l-41 113h83zM2691 57v77h45c30 0 48-1 55-4 8-2 13-7 17-13 5-6 7-13 7-23s-3-18-8-24c-6-7-14-10-24-12-5-1-19-1-44-1zM972 57v86h34c24 0 40-2 48-5s14-8 19-15 7-14 7-23c0-12-3-20-10-28-6-7-14-11-24-13-8-2-22-2-44-2zM3409 6h61l124 202v-202h57v304h-62l-122-199v199h-58zM3305 6h61v304h-61zM2926 6h225v51h-164v67h152v51h-152v82h170v53h-231zM2630 6h129c32 0 55 2 70 8 15 5 27 15 35 29 9 14 14 30 14 48 0 22-7 41-20 56-14 15-34 24-60 28 13 8 24 16 33 25 8 9 20 26 34 49l37 61h-73l-44-67c-16-24-27-39-32-45-6-6-12-10-19-13-6-2-17-3-30-3h-13v128h-61zM2333 6h61v164c0 26 1 43 2 50 3 13 9 23 19 30 10 8 23 11 41 11 17 0 30-3 39-10s14-16 16-26c1-11 2-28 2-52v-167h61v159c0 36-1 62-4 77-4 15-10 27-19 39-9 10-21 18-35 25-15 6-35 9-59 9-29 0-50-4-66-10-14-7-26-16-35-26-9-12-14-23-17-35-4-17-6-43-6-77zM2049 6h241v51h-90v253h-61v-253h-90zM1479 6h59l124 202v-202h57v304h-61l-122-199v199h-57zM1181 6h62v164c0 26 0 43 2 50 3 13 9 23 19 30 9 8 23 11 40 11s30-3 39-10 14-16 16-26c2-11 3-28 3-52v-167h61v159c0 36-2 62-5 77s-9 27-18 39c-9 10-21 18-36 25-15 6-34 9-58 9-29 0-51-4-66-10-15-7-27-16-35-26-9-12-15-23-18-35-4-17-6-43-6-77zM911 6h98c37 0 62 1 73 4 17 5 32 15 43 30 12 15 18 35 18 59 0 18-3 34-10 47-7 12-15 22-26 30-10 7-21 12-32 14-14 3-35 4-63 4h-40v116h-61zM614 6h61v164c0 26 1 43 3 50 2 13 8 23 18 30 10 8 24 11 41 11s30-3 39-10 14-16 16-26c2-11 3-28 3-52v-167h61v159c0 36-2 62-5 77s-10 27-18 39c-9 10-21 18-36 25-15 6-34 9-58 9-29 0-51-4-66-10-15-7-27-16-36-26-8-12-14-23-17-35-4-17-6-43-6-77zM118 6h64l122 304h-67l-26-70h-122l-25 70h-64zM1906 0c37 0 67 11 90 33 14 13 24 32 31 56l-61 15c-3-16-11-29-22-38-12-9-25-13-42-13-22 0-40 8-54 24s-21 42-21 78c0 39 7 66 20 82 14 16 32 24 54 24 17 0 30-5 42-15s20-27 25-49l60 19c-9 33-25 59-46 75s-48 24-80 24c-40 0-74-14-99-41-26-29-39-67-39-114 0-51 13-90 39-118s60-42 103-42zM449 0c37 0 67 11 91 33 13 13 24 32 31 56l-61 15c-4-16-11-29-22-38-12-9-26-13-42-13-22 0-40 8-54 24s-21 42-21 78c0 39 6 66 20 82s32 24 54 24c16 0 30-5 42-15s20-27 25-49l59 19c-9 33-24 59-45 75s-48 24-80 24c-41 0-74-14-100-41-26-29-38-67-38-114 0-51 13-90 39-118s60-42 102-42z">
          <text:p/>
        </draw:path>
        <draw:path draw:style-name="gr7" draw:text-style-name="P7" draw:layer="layout" svg:width="1.402cm" svg:height="0.314cm" svg:x="5.831cm" svg:y="1.452cm" svg:viewBox="0 0 1403 315" svg:d="M671 57v77h45c30 0 48-1 55-4 7-2 13-7 17-13 5-6 7-13 7-23s-3-18-8-24c-6-7-14-10-24-12-5-1-19-1-44-1zM421 53c-25 0-45 8-60 26-16 17-23 43-23 78 0 34 7 60 23 78 16 17 36 26 60 26 25 0 45-8 62-26 15-17 23-44 23-79s-8-61-23-78c-16-17-36-25-62-25zM1160 6h61v119h120v-119h62v304h-62v-134h-120v134h-61zM876 6h240v51h-89v253h-61v-253h-90zM610 6h129c32 0 55 2 70 8 15 5 27 15 35 29 9 14 13 30 13 48 0 22-6 41-19 56-14 15-34 24-60 28 13 8 24 16 33 25 8 9 20 26 34 49l37 61h-73l-44-67c-16-24-27-39-32-45-6-6-12-10-19-13-6-2-17-3-30-3h-13v128h-61zM0 6h59l124 202v-202h57v304h-61l-123-199v199h-56zM421 0c45 0 81 14 108 42s40 66 40 116c0 48-13 87-40 115-26 28-63 42-107 42-45 0-81-14-108-41-26-29-40-67-40-115 0-31 5-57 14-78 7-15 17-29 28-41 12-13 25-22 40-28 19-8 40-12 65-12z">
          <text:p/>
        </draw:path>
        <draw:path draw:style-name="gr7" draw:text-style-name="P7" draw:layer="layout" svg:width="1.91cm" svg:height="0.314cm" svg:x="7.377cm" svg:y="1.452cm" svg:viewBox="0 0 1911 315" svg:d="M1756 76l-41 113h83zM987 57v77h45c29 0 48-1 55-4 7-2 13-7 17-13s6-13 6-23-2-18-8-24c-5-7-13-10-23-12-5-1-20-1-45-1zM738 53c-25 0-45 8-61 26-15 17-23 43-23 78 0 34 8 60 24 78 16 17 36 26 60 26 25 0 45-8 60-26 16-17 24-44 24-79s-8-61-23-78-35-25-61-25zM1725 6h64l122 304h-67l-26-70h-121l-25 70h-65zM1534 6h61v304h-61zM925 6h129c33 0 56 2 71 8 15 5 26 15 35 29s13 30 13 48c0 22-6 41-20 56-13 15-33 24-60 28 13 8 24 16 33 25s20 26 35 49l37 61h-73l-45-67c-15-24-26-39-32-45-5-6-12-10-18-13-7-2-17-3-31-3h-12v128h-62zM332 6h225v51h-163v67h152v51h-152v82h169v53h-231zM1354 0c38 0 67 8 88 24s35 38 41 65l-61 12c-4-15-12-27-24-35-11-9-26-13-44-13-27 0-48 8-64 25-15 17-23 42-23 76 0 36 8 62 24 80 15 18 37 27 62 27 13 0 26-2 39-7s24-11 33-18v-39h-70v-51h132v121c-13 13-31 24-56 34-24 9-49 14-74 14-31 0-59-7-83-20-23-14-41-33-53-58-13-25-19-52-19-81 0-32 7-59 22-84 13-24 32-44 57-57 20-9 44-15 73-15zM738 0c44 0 80 14 107 42s40 66 40 116c0 48-13 87-40 115-26 28-62 42-106 42-46 0-81-14-108-41-27-29-40-67-40-115 0-31 5-57 14-78 7-15 16-29 28-41 12-13 25-22 39-28 19-8 41-12 66-12zM151 0c38 0 67 8 88 24s35 38 41 65l-61 12c-4-15-12-27-24-35-12-9-27-13-44-13-27 0-48 8-64 25s-24 42-24 76c0 36 8 62 24 80s37 27 63 27c13 0 26-2 39-7s24-11 33-18v-39h-70v-51h132v121c-13 13-32 24-56 34-24 9-49 14-74 14-31 0-59-7-83-20-23-14-41-33-53-58s-18-52-18-81c0-32 7-59 20-84 13-24 33-44 58-57 20-9 44-15 73-15z">
          <text:p/>
        </draw:path>
        <draw:path draw:style-name="gr7" draw:text-style-name="P7" draw:layer="layout" svg:width="5.167cm" svg:height="0.314cm" svg:x="9.382cm" svg:y="1.452cm" svg:viewBox="0 0 5168 315" svg:d="M2756 76l-41 113h83zM1867 76l-41 113h83zM1242 57v200h46c17 0 29 0 37-2 10-3 18-7 24-13 7-6 12-16 16-29 4-14 7-32 7-56 0-23-3-41-7-54-4-12-10-22-17-29s-17-12-29-14c-8-2-25-3-50-3zM4928 6h240v51h-89v253h-61v-253h-90zM4674 6h240v51h-89v253h-61v-253h-90zM4433 6h225v51h-164v67h152v51h-152v82h170v53h-231zM4137 6h60l124 202v-202h57v304h-61l-123-199v199h-57zM3841 6h60l123 202v-202h58v304h-62l-122-199v199h-57zM3569 6h225v51h-163v67h152v51h-152v82h169v53h-231zM3284 6h241v51h-90v253h-61v-253h-90zM2724 6h65l121 304h-66l-27-70h-121l-25 70h-65zM2333 6h60l123 202v-202h57v304h-61l-122-199v199h-57zM2037 6h59l124 202v-202h57v304h-61l-123-199v199h-56zM1835 6h65l121 304h-66l-27-70h-121l-25 70h-65zM1477 6h225v51h-164v67h152v51h-152v82h170v53h-231zM1181 6h112c25 0 44 2 57 5 18 5 33 15 46 28s22 30 29 49c6 20 10 43 10 72 0 25-3 46-10 65-7 21-18 39-32 54-11 10-25 18-43 24-14 4-32 7-54 7h-115zM783 6h61v119h120v-119h62v304h-62v-134h-120v134h-61zM499 6h240v51h-89v253h-61v-253h-90zM417 6h61v304h-61zM0 6h63l45 208 56-208h72l54 211 46-211h62l-74 304h-65l-60-228-60 228h-67zM3141 0c38 0 67 9 86 25 19 17 29 39 30 67l-61 3c-3-16-8-27-17-34-8-6-21-10-39-10-17 0-31 4-41 11-7 5-10 11-10 19 0 7 3 13 9 18 8 7 27 13 56 20 30 8 52 15 66 22 15 8 26 18 34 31s12 29 12 48c0 18-5 34-14 49-10 16-24 28-41 35-18 7-40 11-66 11-39 0-68-9-89-27-20-17-32-44-37-78l60-6c4 20 11 35 22 44s26 14 44 14c20 0 35-4 45-12s15-18 15-30c0-7-3-13-6-18-5-5-12-9-23-13-7-2-23-7-49-13-32-8-55-18-68-30-19-17-29-37-29-61 0-16 5-30 14-43 8-14 21-24 37-31 17-7 37-11 60-11z">
          <text:p/>
        </draw:path>
        <draw:path draw:style-name="gr7" draw:text-style-name="P7" draw:layer="layout" svg:width="3.279cm" svg:height="0.376cm" svg:x="14.578cm" svg:y="1.452cm" svg:viewBox="0 0 3280 377" svg:d="M1267 251h58v42c0 17-1 30-4 40-3 9-8 18-16 26-9 8-19 14-31 18l-11-24c11-4 19-9 24-16 6-7 8-16 8-27h-28zM1159 251h58v59h-58zM464 251h58v59h-58zM5 251h58v42c0 17-2 30-5 40-3 9-8 18-16 26s-18 14-31 18l-11-24c12-4 20-9 25-16s7-16 8-27h-28zM2497 76l-41 113h83zM694 76l-41 113h83zM2801 53c-25 0-46 8-61 26-16 17-23 43-23 78 0 34 7 60 23 78s36 27 61 27c24 0 44-8 60-27 16-17 23-44 23-79s-7-61-23-78c-15-17-35-25-60-25zM212 8h61v250h153v52h-214zM2987 6h92l54 206 55-206h92v304h-57v-240l-60 240h-59l-60-240v240h-57zM2466 6h64l121 304h-66l-27-69h-121l-25 69h-65zM1490 6h59l124 202v-202h57v304h-61l-122-199v199h-57zM662 6h65l121 304h-67l-26-69h-121l-25 69h-65zM2800 0c45 0 80 14 107 42s40 66 40 116c0 48-13 88-39 115-27 28-63 42-107 42-45 0-81-14-108-41-26-28-39-67-39-115 0-31 4-57 13-78 7-15 17-29 29-41 12-13 25-22 39-28 19-8 41-12 65-12zM2213 0c37 0 67 11 90 33 14 13 24 32 31 56l-60 15c-4-16-11-29-23-38-11-9-25-13-41-13-23 0-41 8-55 24s-21 42-21 78c0 39 7 66 21 82 14 17 32 25 54 25 16 0 30-5 41-15 12-11 20-28 26-50l59 19c-9 34-24 59-45 75s-48 24-81 24c-40 0-73-14-99-41-26-28-39-67-39-114 0-51 13-90 39-118s61-42 103-42zM1917 0c37 0 67 11 90 33 14 13 24 32 31 56l-61 15c-3-16-11-29-22-38-12-9-25-13-42-13-22 0-40 8-54 24s-21 42-21 78c0 39 7 66 20 82 14 17 32 25 54 25 17 0 30-5 42-15 12-11 20-28 25-50l60 19c-9 34-25 59-46 75s-48 24-80 24c-40 0-74-14-99-41-26-28-39-67-39-114 0-51 13-90 39-118s60-42 103-42zM994 0c37 0 67 11 90 33 14 13 24 32 31 56l-61 15c-3-16-11-29-22-38s-25-13-41-13c-23 0-41 8-55 24s-21 42-21 78c0 39 7 66 21 82 13 17 31 25 54 25 16 0 30-5 41-15 12-11 20-28 26-50l59 19c-9 34-25 59-46 75s-48 24-80 24c-40 0-74-14-99-41-26-28-39-67-39-114 0-51 13-90 39-118s60-42 103-42z">
          <text:p/>
        </draw:path>
        <draw:frame draw:style-name="gr3" draw:text-style-name="P4" draw:layer="layout" svg:width="15.748cm" svg:height="0.314cm" svg:x="2.016cm" svg:y="2.119cm">
          <draw:text-box>
            <text:p text:style-name="P2"><text:span text:style-name="T2">9 Russell Drive, Suite 105, Ellijay, Georgia 30560 <text:s text:c="64"/>1650 Tate Rd., Blairsville, GA 30512 </text:span></text:p>
          </draw:text-box>
        </draw:frame>
        <draw:frame draw:style-name="gr8" draw:text-style-name="P8" draw:layer="layout" svg:width="3.271cm" svg:height="0.433cm" svg:x="1.864cm" svg:y="3.153cm">
          <draw:text-box>
            <text:p text:style-name="P2"><text:span text:style-name="T4">Dear New Patient, </text:span></text:p>
          </draw:text-box>
        </draw:frame>
        <draw:frame draw:style-name="gr8" draw:text-style-name="P8" draw:layer="layout" svg:width="16.932cm" svg:height="0.433cm" svg:x="1.864cm" svg:y="4.035cm">
          <draw:text-box>
            <text:p text:style-name="P2"><text:span text:style-name="T4">Congratulations, you <text:s/>have made an important and <text:s/>wise decision to choose acupuncture as a <text:s text:c="6"/></text:span></text:p>
          </draw:text-box>
        </draw:frame>
        <draw:frame draw:style-name="gr8" draw:text-style-name="P8" draw:layer="layout" svg:width="17.668cm" svg:height="0.433cm" svg:x="1.864cm" svg:y="4.56cm">
          <draw:text-box>
            <text:p text:style-name="P2"><text:span text:style-name="T4">modality for your health care and health maintenance. There are so many things that acupuncture can </text:span></text:p>
          </draw:text-box>
        </draw:frame>
        <draw:frame draw:style-name="gr8" draw:text-style-name="P8" draw:layer="layout" svg:width="16.998cm" svg:height="0.433cm" svg:x="1.864cm" svg:y="5.093cm">
          <draw:text-box>
            <text:p text:style-name="P2"><text:span text:style-name="T4">help with, so I encourage you to bring up any and all concerns you have, even if they are not the <text:s text:c="3"/></text:span></text:p>
          </draw:text-box>
        </draw:frame>
        <draw:frame draw:style-name="gr8" draw:text-style-name="P8" draw:layer="layout" svg:width="7.038cm" svg:height="0.433cm" svg:x="1.864cm" svg:y="5.618cm">
          <draw:text-box>
            <text:p text:style-name="P2"><text:span text:style-name="T4">original reason for seeking acupuncture. </text:span></text:p>
          </draw:text-box>
        </draw:frame>
        <draw:frame draw:style-name="gr8" draw:text-style-name="P8" draw:layer="layout" svg:width="16.844cm" svg:height="0.433cm" svg:x="1.864cm" svg:y="6.5cm">
          <draw:text-box>
            <text:p text:style-name="P2"><text:span text:style-name="T4">Acupuncture as a modality builds on itself. In other words you may not see immediate results, but </text:span></text:p>
          </draw:text-box>
        </draw:frame>
        <draw:frame draw:style-name="gr8" draw:text-style-name="P8" draw:layer="layout" svg:width="16.953cm" svg:height="0.433cm" svg:x="1.864cm" svg:y="7.024cm">
          <draw:text-box>
            <text:p text:style-name="P2"><text:span text:style-name="T4">over time you will. In the beginning treatments are spaced close together to help facilitate that <text:s text:c="7"/></text:span></text:p>
          </draw:text-box>
        </draw:frame>
        <draw:frame draw:style-name="gr8" draw:text-style-name="P8" draw:layer="layout" svg:width="17.603cm" svg:height="0.433cm" svg:x="1.864cm" svg:y="7.558cm">
          <draw:text-box>
            <text:p text:style-name="P2"><text:span text:style-name="T4">accumulation of treatment, and as your symptoms begin to abate, then the treatments are spread out, </text:span></text:p>
          </draw:text-box>
        </draw:frame>
        <draw:frame draw:style-name="gr8" draw:text-style-name="P8" draw:layer="layout" svg:width="17.496cm" svg:height="0.433cm" svg:x="1.864cm" svg:y="8.083cm">
          <draw:text-box>
            <text:p text:style-name="P2"><text:span text:style-name="T4">with the goal always being to have maintenance treatments once every season. You cannot have too </text:span></text:p>
          </draw:text-box>
        </draw:frame>
        <draw:frame draw:style-name="gr8" draw:text-style-name="P8" draw:layer="layout" svg:width="17.428cm" svg:height="0.433cm" svg:x="1.864cm" svg:y="8.616cm">
          <draw:text-box>
            <text:p text:style-name="P2"><text:span text:style-name="T4">much acupuncture, but it is possible to space the treatments too far apart. If all your symptoms come </text:span></text:p>
          </draw:text-box>
        </draw:frame>
        <draw:frame draw:style-name="gr8" draw:text-style-name="P8" draw:layer="layout" svg:width="17.429cm" svg:height="0.433cm" svg:x="1.864cm" svg:y="9.142cm">
          <draw:text-box>
            <text:p text:style-name="P2"><text:span text:style-name="T4">back between treatments, then the spacing is too far and we will be in effect starting over every time. </text:span></text:p>
          </draw:text-box>
        </draw:frame>
        <draw:frame draw:style-name="gr8" draw:text-style-name="P8" draw:layer="layout" svg:width="13.381cm" svg:height="0.433cm" svg:x="1.864cm" svg:y="9.667cm">
          <draw:text-box>
            <text:p text:style-name="P2"><text:span text:style-name="T4">It is very important not to do this if you want to heal the cause of the problem. </text:span></text:p>
          </draw:text-box>
        </draw:frame>
        <draw:frame draw:style-name="gr8" draw:text-style-name="P8" draw:layer="layout" svg:width="17.667cm" svg:height="0.433cm" svg:x="1.864cm" svg:y="10.548cm">
          <draw:text-box>
            <text:p text:style-name="P2"><text:span text:style-name="T4">On the day of your first treatment, come rested, wear comfortable clothing, and if possible do not wear </text:span></text:p>
          </draw:text-box>
        </draw:frame>
        <draw:frame draw:style-name="gr8" draw:text-style-name="P8" draw:layer="layout" svg:width="16.65cm" svg:height="0.433cm" svg:x="1.864cm" svg:y="11.081cm">
          <draw:text-box>
            <text:p text:style-name="P2"><text:span text:style-name="T4">make-up. Absolutely do not wear any fragrances. Eat a light meal before your appointment as <text:s text:c="4"/></text:span></text:p>
          </draw:text-box>
        </draw:frame>
        <draw:frame draw:style-name="gr9" draw:text-style-name="P8" draw:layer="layout" svg:width="17.428cm" svg:height="0.433cm" svg:x="1.864cm" svg:y="11.605cm">
          <draw:text-box>
            <text:p text:style-name="P2"><text:span text:style-name="T4">sometimes your blood sugar can drop from treatment. Bring the enclosed forms, filled out with you. If </text:span></text:p>
          </draw:text-box>
        </draw:frame>
        <draw:frame draw:style-name="gr8" draw:text-style-name="P8" draw:layer="layout" svg:width="13.013cm" svg:height="0.433cm" svg:x="1.864cm" svg:y="12.132cm">
          <draw:text-box>
            <text:p text:style-name="P2"><text:span text:style-name="T4">you have any questions, please write them down so you don’t forget them. <text:s/></text:span></text:p>
          </draw:text-box>
        </draw:frame>
        <draw:frame draw:style-name="gr8" draw:text-style-name="P8" draw:layer="layout" svg:width="17.126cm" svg:height="0.433cm" svg:x="1.864cm" svg:y="13.012cm">
          <draw:text-box>
            <text:p text:style-name="P2"><text:span text:style-name="T4">Possible side effects of Acupuncture are: dizziness, fainting, bruising, discomfort at the needle site. </text:span></text:p>
          </draw:text-box>
        </draw:frame>
        <draw:frame draw:style-name="gr8" draw:text-style-name="P8" draw:layer="layout" svg:width="17.061cm" svg:height="0.433cm" svg:x="1.864cm" svg:y="13.546cm">
          <draw:text-box>
            <text:p text:style-name="P2"><text:span text:style-name="T4">Everyone is different so you may experience one, all or none of these. In my 28 years of practice, I </text:span></text:p>
          </draw:text-box>
        </draw:frame>
        <draw:frame draw:style-name="gr8" draw:text-style-name="P8" draw:layer="layout" svg:width="17.473cm" svg:height="0.433cm" svg:x="1.864cm" svg:y="14.07cm">
          <draw:text-box>
            <text:p text:style-name="P2"><text:span text:style-name="T4">have only had one patient faint, and bruising is the most common side effect. There are thousands of </text:span></text:p>
          </draw:text-box>
        </draw:frame>
        <draw:frame draw:style-name="gr8" draw:text-style-name="P8" draw:layer="layout" svg:width="17.277cm" svg:height="0.433cm" svg:x="1.864cm" svg:y="14.596cm">
          <draw:text-box>
            <text:p text:style-name="P2"><text:span text:style-name="T4">tiny capillaries all over your body, so bruising occurs when the needle nicks a capillary. The needles </text:span></text:p>
          </draw:text-box>
        </draw:frame>
        <draw:frame draw:style-name="gr8" draw:text-style-name="P8" draw:layer="layout" svg:width="17.623cm" svg:height="0.433cm" svg:x="1.864cm" svg:y="15.13cm">
          <draw:text-box>
            <text:p text:style-name="P2"><text:span text:style-name="T4">themselves are so small that they are unable to penetrate a larger blood vessel, so this most common </text:span></text:p>
          </draw:text-box>
        </draw:frame>
        <draw:frame draw:style-name="gr8" draw:text-style-name="P8" draw:layer="layout" svg:width="9.267cm" svg:height="0.433cm" svg:x="1.864cm" svg:y="15.654cm">
          <draw:text-box>
            <text:p text:style-name="P2"><text:span text:style-name="T4">side effect is very mild and goes away pretty quickly. <text:s/></text:span></text:p>
          </draw:text-box>
        </draw:frame>
        <draw:frame draw:style-name="gr8" draw:text-style-name="P8" draw:layer="layout" svg:width="17.278cm" svg:height="0.433cm" svg:x="1.864cm" svg:y="16.535cm">
          <draw:text-box>
            <text:p text:style-name="P2"><text:span text:style-name="T4">Speaking of needles, most people want to know if they hurt. The needles themselves are the size of </text:span></text:p>
          </draw:text-box>
        </draw:frame>
        <draw:frame draw:style-name="gr9" draw:text-style-name="P8" draw:layer="layout" svg:width="17.431cm" svg:height="0.433cm" svg:x="1.864cm" svg:y="17.068cm">
          <draw:text-box>
            <text:p text:style-name="P2"><text:span text:style-name="T4">about 3 pieces of hair. When inserted in a non-acupuncture point, most patients don’t feel the needle </text:span></text:p>
          </draw:text-box>
        </draw:frame>
        <draw:frame draw:style-name="gr8" draw:text-style-name="P8" draw:layer="layout" svg:width="17.018cm" svg:height="0.433cm" svg:x="1.864cm" svg:y="17.594cm">
          <draw:text-box>
            <text:p text:style-name="P2"><text:span text:style-name="T4">at all. When inserted into a point, the sensation varies from dull ache, to electrical type sensations. </text:span></text:p>
          </draw:text-box>
        </draw:frame>
        <draw:frame draw:style-name="gr8" draw:text-style-name="P8" draw:layer="layout" svg:width="17.256cm" svg:height="0.433cm" svg:x="1.864cm" svg:y="18.119cm">
          <draw:text-box>
            <text:p text:style-name="P2"><text:span text:style-name="T4">The sensation is very momentary, and well worth the 1 or 2 seconds of feeling as the results can be </text:span></text:p>
          </draw:text-box>
        </draw:frame>
        <draw:frame draw:style-name="gr8" draw:text-style-name="P8" draw:layer="layout" svg:width="2.232cm" svg:height="0.433cm" svg:x="1.864cm" svg:y="18.653cm">
          <draw:text-box>
            <text:p text:style-name="P2"><text:span text:style-name="T4">astounding. <text:s/></text:span></text:p>
          </draw:text-box>
        </draw:frame>
        <draw:frame draw:style-name="gr8" draw:text-style-name="P8" draw:layer="layout" svg:width="17.497cm" svg:height="0.433cm" svg:x="1.864cm" svg:y="19.533cm">
          <draw:text-box>
            <text:p text:style-name="P2"><text:span text:style-name="T4">I am very honored to be able to serve you, and look forward to meeting you on:_________________. </text:span></text:p>
          </draw:text-box>
        </draw:frame>
        <draw:frame draw:style-name="gr8" draw:text-style-name="P8" draw:layer="layout" svg:width="2.685cm" svg:height="0.433cm" svg:x="1.864cm" svg:y="20.415cm">
          <draw:text-box>
            <text:p text:style-name="P2"><text:span text:style-name="T4">Warm regards, </text:span></text:p>
          </draw:text-box>
        </draw:frame>
        <draw:frame draw:style-name="gr8" draw:text-style-name="P8" draw:layer="layout" svg:width="0.388cm" svg:height="0.433cm" svg:x="1.864cm" svg:y="21.295cm">
          <draw:text-box>
            <text:p text:style-name="P2"><text:span text:style-name="T4"><text:s/></text:span></text:p>
          </draw:text-box>
        </draw:frame>
        <draw:frame draw:style-name="gr8" draw:text-style-name="P8" draw:layer="layout" svg:width="19.005cm" svg:height="0.433cm" svg:x="1.864cm" svg:y="22.176cm">
          <draw:text-box>
            <text:p text:style-name="P2"><text:span text:style-name="T4">Deanna Stennett, L.Ac., MA, <text:s text:c="129"/></text:span></text:p>
          </draw:text-box>
        </draw:frame>
        <draw:frame draw:style-name="gr9" draw:text-style-name="P8" draw:layer="layout" svg:width="16.99cm" svg:height="0.433cm" svg:x="1.864cm" svg:y="22.7cm">
          <draw:text-box>
            <text:p text:style-name="P2"><text:span text:style-name="T4">Nat’l Cert. NCCAOM <text:s text:c="123"/></text:span></text:p>
          </draw:text-box>
        </draw:frame>
        <draw:frame draw:style-name="gr8" draw:text-style-name="P8" draw:layer="layout" svg:width="11.108cm" svg:height="0.433cm" svg:x="1.864cm" svg:y="23.226cm">
          <draw:text-box>
            <text:p text:style-name="P2"><text:span text:style-name="T4">Author of: </text:span><text:span text:style-name="T5">Poetry of the Body: Stories about Acupuncture Points </text:span></text:p>
          </draw:text-box>
        </draw:frame>
        <draw:frame draw:style-name="gr8" draw:text-style-name="P8" draw:layer="layout" svg:width="0.388cm" svg:height="0.433cm" svg:x="1.864cm" svg:y="24.107cm">
          <draw:text-box>
            <text:p text:style-name="P2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object-count="49"/>
    <meta:generator>LibreOffice/26.2.1.2$Linux_X86_64 LibreOffice_project/8399f6259d8c87f40e7255cdb3c9b958f5e08948</meta:generator>
  </office:meta>
</office:document-meta>
</file>